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paragraph-properties fo:break-before="page"/>
      <style:text-properties fo:font-weight="normal" style:font-weight-asian="normal" style:font-weight-complex="normal"/>
    </style:style>
    <style:style style:name="P6" style:family="paragraph" style:parent-style-name="Darktable_20_text" style:list-style-name="L1"/>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style="normal" fo:font-weight="bold" style:font-style-asian="normal" style:font-weight-asian="bold" style:font-style-complex="normal" style:font-weight-complex="bold"/>
    </style:style>
    <style:style style:name="P9" style:family="paragraph" style:parent-style-name="Darktable_20_text">
      <style:text-properties fo:font-weight="bold" style:font-weight-asian="bold" style:font-weight-complex="bold"/>
    </style:style>
    <style:style style:name="P10" style:family="paragraph" style:parent-style-name="Darktable_20_text">
      <style:text-properties fo:font-weight="normal" style:font-weight-asian="normal" style:font-weight-complex="normal"/>
    </style:style>
    <style:style style:name="P11" style:family="paragraph" style:parent-style-name="Heading_20_2">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891729432" text:style-name="L1">
              <text:list-item>
                <text:p text:style-name="P6">Camera white balance</text:p>
              </text:list-item>
              <text:list-item>
                <text:p text:style-name="P6">Spot</text:p>
              </text:list-item>
              <text:list-item>
                <text:p text:style-name="P6">Passthrough</text:p>
              </text:list-item>
              <text:list-item>
                <text:p text:style-name="P6">Daylight</text:p>
              </text:list-item>
              <text:list-item>
                <text:p text:style-name="P6">Shade</text:p>
              </text:list-item>
              <text:list-item>
                <text:p text:style-name="P6">Cloudy</text:p>
              </text:list-item>
              <text:list-item>
                <text:p text:style-name="P6">Tungsten</text:p>
              </text:list-item>
              <text:list-item>
                <text:p text:style-name="P6">White fluorescent</text:p>
              </text:list-item>
              <text:list-item>
                <text:p text:style-name="P6">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Table_20_Heading">Stuck pixels</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This plug-in shows and allows to correct hot pixels applying a local contrast effect.</text:p>
          </table:table-cell>
        </table:table-row>
        <table:table-row>
          <table:table-cell table:style-name="Table4.A2" office:value-type="string">
            <text:p text:style-name="Table_20_Heading">Usage</text:p>
          </table:table-cell>
          <table:table-cell table:style-name="Table4.B2" office:value-type="string">
            <text:p text:style-name="P2">Strength</text:p>
            <text:p text:style-name="Darktable_20_text"><text:soft-page-break/>The amount of the local contrast effect.</text:p>
            <text:p text:style-name="P3">Mark fixed pixels</text:p>
            <text:p text:style-name="P4">Marks corrected pixels.</text:p>
          </table:table-cell>
        </table:table-row>
      </table:table>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o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9" table:style-name="Table9">
        <table:table-column table:style-name="Table9.A"/>
        <table:table-column table:style-name="Table9.B"/>
        <text:soft-page-break/>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text:soft-page-break/>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ext:h text:style-name="Heading_20_2" text:outline-level="2"/>
      <text:h text:style-name="P5" text:outline-level="2">Appendix C – Installation</text:h>
      <text:h text:style-name="Darktable_20_heading_20_2" text:outline-level="3">Installation</text:h>
      <text:h text:style-name="Darktable_20_heading_20_2" text:outline-level="3">Running</text:h>
      <text:p text:style-name="Darktable_20_text">After you installed darktable from a package bundled with your Linux distribution or by compiling it from source, you can start it from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3H42M37S</meta:editing-duration>
    <meta:editing-cycles>13</meta:editing-cycles>
    <meta:generator>OpenOffice.org/3.3$Linux OpenOffice.org_project/330m20$Build-9567</meta:generator>
    <meta:initial-creator>Nicholas </meta:initial-creator>
    <dc:date>2011-04-20T16:59:48</dc:date>
    <dc:creator>Stefano Fornari</dc:creator>
    <meta:document-statistic meta:table-count="12" meta:image-count="0" meta:object-count="0" meta:page-count="6" meta:paragraph-count="164" meta:word-count="903" meta:character-count="5428"/>
  </office:meta>
</office:document-meta>
</file>